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fo:background-color="#00B050"/>
      <style:text-properties fo:color="#00B050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9.842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9.4pt" style:use-optimal-row-height="false" fo:break-before="auto"/>
    </style:style>
    <style:style style:name="ro5" style:family="table-row">
      <style:table-row-properties style:row-height="36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office:value-type="string" table:style-name="ce11">
            <text:p>Noms</text:p>
          </table:table-cell>
          <table:table-cell office:value-type="string" table:style-name="ce9">
            <text:p>Etat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/ id</text:p>
          </table:table-cell>
          <table:table-cell office:value-type="string" table:style-name="ce13">
            <text:p>obtenir 1 ressource de type catégori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e catégories</text:p>
          </table:table-cell>
          <table:table-cell office:value-type="string" table:style-name="ce13">
            <text:p>liste des catégories à partir de l'URI collection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ressource ingrédient / id</text:p>
          </table:table-cell>
          <table:table-cell office:value-type="string" table:style-name="ce13">
            <text:p>1 ressource ingrédient à partir de son id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'ingrédients pour 1 catégorie</text:p>
          </table:table-cell>
          <table:table-cell office:value-type="string" table:style-name="ce13">
            <text:p>liste des ingrédients d'une catégorie : réaliser l'association catégorie-&gt;ingrédient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d'un ingrédient</text:p>
          </table:table-cell>
          <table:table-cell office:value-type="string" table:style-name="ce13">
            <text:p>retrouner la catégorie d'un ingrédient comme une ressource imbriqu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réer une commande</text:p>
          </table:table-cell>
          <table:table-cell office:value-type="string" table:style-name="ce13">
            <text:p>créer une commande  : POST sur l'uri commandes – retourne 1 token d'identification de la commande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Charles PIGUET</text:p>
          </table:table-cell>
          <table:table-cell table:style-name="ce17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<text:s/>sandwich</text:p>
          </table:table-cell>
          <table:table-cell office:value-type="string" table:style-name="ce13">
            <text:p>ajouter un sandwich à une commande existante – en accord avec l'état de la commande</text:p>
          </table:table-cell>
          <table:table-cell office:value-type="float" office:value="6" table:style-name="ce14">
            <text:p>6</text:p>
          </table:table-cell>
          <table:table-cell office:value-type="string" table:style-name="ce15">
            <text:p>Charles PIGUET</text:p>
          </table:table-cell>
          <table:table-cell table:style-name="ce16"/>
          <table:table-cell office:value-type="string" table:style-name="ce18">
            <text:p>X</text:p>
          </table:table-cell>
          <table:table-cell office:value-type="string" table:style-name="ce3">
            <text:p>Utilise le token</text:p>
          </table:table-cell>
          <table:table-cell table:number-columns-repeated="13" table:style-name="ce3"/>
          <table:table-cell table:number-columns-repeated="16362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supprimer sandwich</text:p>
          </table:table-cell>
          <table:table-cell office:value-type="string" table:style-name="ce13">
            <text:p>supprimer un sandwich dans 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3">
          <table:table-cell office:value-type="float" office:value="9" table:style-name="ce12">
            <text:p>9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état d'une commande</text:p>
          </table:table-cell>
          <table:table-cell office:value-type="string" table:style-name="ce13">
            <text:p>Obtenir l'état d'une commande : date, montant, état d'avancement – paiement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yer une commande</text:p>
          </table:table-cell>
          <table:table-cell office:value-type="string" table:style-name="ce13">
            <text:p>payer en transmettant des coordonnées bancaires – le montant est vérifié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1" table:style-name="ce12">
            <text:p>1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Modifier une commande</text:p>
          </table:table-cell>
          <table:table-cell office:value-type="string" table:style-name="ce13">
            <text:p>modifier une commande existante :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Modifier un sandwich</text:p>
          </table:table-cell>
          <table:table-cell office:value-type="string" table:style-name="ce13">
            <text:p>modifier un sandwich, en accord avec l'état de la commande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3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contenu d'une commande</text:p>
          </table:table-cell>
          <table:table-cell office:value-type="string" table:style-name="ce13">
            <text:p>obtenir une description complète du contenu d'une commande : liste des <text:s/>sandwichs avec les tarifs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facture</text:p>
          </table:table-cell>
          <table:table-cell office:value-type="string" table:style-name="ce13">
            <text:p>obtenir une facture pour une commande livr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supprimer une commande</text:p>
          </table:table-cell>
          <table:table-cell office:value-type="string" table:style-name="ce13">
            <text:p>supprimer une commande qui n'a pas encore été payé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17" table:style-name="ce22"/>
          <table:table-cell table:number-columns-repeated="16362" table:style-name="ce23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1" table:style-name="ce12">
            <text:p>1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 des commandes</text:p>
          </table:table-cell>
          <table:table-cell office:value-type="string" table:style-name="ce13">
            <text:p>liste complète des commandes , triée par date de livraison et ordre de créa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02" table:style-name="ce12">
            <text:p>1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gination de liste de commandes</text:p>
          </table:table-cell>
          <table:table-cell office:value-type="string" table:style-name="ce13">
            <text:p>liste <text:s/>des commandes , avec pagination – offset et limit passés dans l'uri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3" table:style-name="ce12">
            <text:p>1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filtrage de commande</text:p>
          </table:table-cell>
          <table:table-cell office:value-type="string" table:style-name="ce13">
            <text:p>liste <text:s/>des commandes , avec filtrage sur l'état et sur la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4" table:style-name="ce12">
            <text:p>10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une commande</text:p>
          </table:table-cell>
          <table:table-cell office:value-type="string" table:style-name="ce13">
            <text:p>accès au détail complet d'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5" table:style-name="ce12">
            <text:p>1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hangement d'état</text:p>
          </table:table-cell>
          <table:table-cell office:value-type="string" table:style-name="ce13">
            <text:p>changement de l'état d'une commande – vérification de la validité de la transi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office:value-type="float" office:value="15" table:formula="of:=SUM([.E26:.E30])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17" table:style-name="ce22"/>
          <table:table-cell table:number-columns-repeated="16362" table:style-name="ce23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4">
          <table:table-cell office:value-type="float" office:value="201" table:style-name="ce12">
            <text:p>201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utiliser sa carte de fidélité : lire le montant et récupérer 1 token</text:p>
          </table:table-cell>
          <table:table-cell office:value-type="string" table:style-name="ce13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203" table:style-name="ce12">
            <text:p>20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Payer avec carte fidélité</text:p>
          </table:table-cell>
          <table:table-cell office:value-type="string" table:style-name="ce13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04" table:style-name="ce12">
            <text:p>2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créer sa carte de fidélité</text:p>
          </table:table-cell>
          <table:table-cell office:value-type="string" table:style-name="ce13">
            <text:p>créer une carte de fidélité – retourne un identifiant de carte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17" table:style-name="ce22"/>
          <table:table-cell table:number-columns-repeated="16362" table:style-name="ce23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2">
            <text:p>3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r les ingrédients</text:p>
          </table:table-cell>
          <table:table-cell office:value-type="string" table:style-name="ce13">
            <text:p>lister les ingrédients disponibles par catégories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2" table:style-name="ce12">
            <text:p>3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upprimer un ingrédient</text:p>
          </table:table-cell>
          <table:table-cell office:value-type="string" table:style-name="ce13">
            <text:p>supprimer 1 ingrédient dans la list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3" table:style-name="ce12">
            <text:p>3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un ingrédient</text:p>
          </table:table-cell>
          <table:table-cell office:value-type="string" table:style-name="ce13">
            <text:p>ajouter un ingrédient, indiquer sa catégorie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4" table:style-name="ce12">
            <text:p>3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modifier une taille de sandwich</text:p>
          </table:table-cell>
          <table:table-cell office:value-type="string" table:style-name="ce13">
            <text:p>modifier la description, le nom ou le prix d'une taille de sandwich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5" table:style-name="ce12">
            <text:p>3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'authentifier comme staff gestionnaire</text:p>
          </table:table-cell>
          <table:table-cell office:value-type="string" table:style-name="ce13">
            <text:p>identifiant + passwd – contrôle d'accès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6" table:style-name="ce12">
            <text:p>306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obtenir un TDB </text:p>
          </table:table-cell>
          <table:table-cell office:value-type="string" table:style-name="ce13">
            <text:p>nbre de commandes + C.A. journé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9"/>
          <table:table-cell office:value-type="string" table:style-name="ce25">
            <text:p>TOTAL points :</text:p>
          </table:table-cell>
          <table:table-cell office:value-type="float" office:value="100" table:formula="of:=SUM([.E43:.E48])+SUM([.E35:.E37])+SUM([.E26:.E30])+SUM([.E7:.E21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6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Charles Piguet</meta:initial-creator>
    <dc:creator>Eric Piguet</dc:creator>
    <meta:creation-date>2016-12-07T10:47:42Z</meta:creation-date>
    <dc:date>2017-01-17T13:41:31Z</dc:date>
    <meta:editing-cycles>5</meta:editing-cycles>
    <meta:editing-duration>PT3335S</meta:editing-duration>
  </office:meta>
</office:document-meta>
</file>